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nFrame.setEditAddMenu( JMenu men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nFrame.getToolTipText( MouseEvent ev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ainFrame.updateCou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inFrame.setFileRevertEnabled( boolean 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nFrame.setEditRemoveEnabled( boolean 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nFrame.setEditEnabled( boolean 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nFrame.setEditAddEnabled( boolean 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nFrame.setEditMenu( JPopupMenu men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nFrame.testEnded( String ho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ainFrame.testIterationStart( LoopItera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ainFrame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ainFrame.setExtendedFrameTitle( String f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inFrame.makeTree( TreeModel treeModel , JMeterTreeListener treeListen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MainFrame.drawDraggedComponent( Component dragIcon , int x , in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inFrame.createTree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nFrame.setMainPanel( JComponent co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nFrame.testEn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indowHappenings.windowClosing( Window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nFrame.testSta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inFrame.closeMenu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ainFrame.getT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nFrame.setFileSaveEnabled( boolean 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nFrame.showStoppingMessage( String ho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ainFrame.MainFrame( ActionListener actionHandler , TreeModel treeModel , JMeterTreeListener tree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inFrame.createTool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inFrame.setProjectFileLoaded( String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nFrame.setFileLoadEnabled( boolean 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nFrame.MainFr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ainFrame.createMain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nFrame.getCellRende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nFrame.testStarted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inFrame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